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185cm"/>
    </style:style>
    <style:style style:name="co3" style:family="table-column">
      <style:table-column-properties fo:break-before="auto" style:column-width="3.501cm"/>
    </style:style>
    <style:style style:name="co4" style:family="table-column">
      <style:table-column-properties fo:break-before="auto" style:column-width="3.522cm"/>
    </style:style>
    <style:style style:name="co6" style:family="table-column">
      <style:table-column-properties fo:break-before="auto" style:column-width="2.33cm"/>
    </style:style>
    <style:style style:name="co7" style:family="table-column">
      <style:table-column-properties fo:break-before="auto" style:column-width="2.385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2" style:family="table-cell" style:parent-style-name="Default" style:data-style-name="N104">
      <style:table-cell-properties fo:background-color="#99ccff"/>
      <style:text-properties fo:font-weight="bold" style:font-weight-asian="bold" style:font-weight-complex="bold"/>
    </style:style>
    <style:style style:name="ce3" style:family="table-cell" style:parent-style-name="Default" style:data-style-name="N104"/>
    <style:style style:name="ce4" style:family="table-cell" style:parent-style-name="Default" style:data-style-name="N104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99ccff"/>
    </style:style>
  </office:automatic-styles>
  <office:body>
    <office:spreadsheet>
      <table:table table:name="Costs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ce3"/>
        <table:table-column table:style-name="co5" table:default-cell-style-name="Default"/>
        <table:table-column table:style-name="co7" table:default-cell-style-name="ce3"/>
        <table:table-column table:style-name="co5" table:number-columns-repeated="1018" table:default-cell-style-name="Default"/>
        <table:table-row table:style-name="ro1">
          <table:table-cell table:style-name="ce1" office:value-type="string">
            <text:p>Item</text:p>
          </table:table-cell>
          <table:table-cell table:style-name="ce1" office:value-type="string">
            <text:p>Quantity Required</text:p>
          </table:table-cell>
          <table:table-cell table:style-name="ce1" office:value-type="string">
            <text:p>Quantity Bought</text:p>
          </table:table-cell>
          <table:table-cell table:style-name="ce2" office:value-type="string">
            <text:p>Total Cost</text:p>
          </table:table-cell>
          <table:table-cell table:style-name="ce5"/>
          <table:table-cell table:style-name="ce2" office:value-type="string">
            <text:p>Cost per Unit</text:p>
          </table:table-cell>
          <table:table-cell table:style-name="ce5" table:number-columns-repeated="1018"/>
        </table:table-row>
        <table:table-row table:style-name="ro1">
          <table:table-cell office:value-type="string">
            <text:p>LC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currency" office:currency="GBP" office:value="9.54">
            <text:p>£9.54</text:p>
          </table:table-cell>
          <table:table-cell/>
          <table:table-cell table:style-name="ce4" table:formula="of:=IF(AND([.B2] &lt;&gt; &quot;&quot;; [.C2] &lt;&gt; &quot;&quot;; [.D2] &lt;&gt; &quot;&quot;); [.D2] / [.C2] * [.B2]; &quot;&quot;)" office:value-type="currency" office:currency="GBP" office:value="4.77">
            <text:p>£4.77</text:p>
          </table:table-cell>
          <table:table-cell table:number-columns-repeated="1018"/>
        </table:table-row>
        <table:table-row table:style-name="ro1">
          <table:table-cell office:value-type="string">
            <text:p>Motor (With 1:150 Gearbox)</text:p>
          </table:table-cell>
          <table:table-cell table:number-columns-repeated="2" office:value-type="float" office:value="1">
            <text:p>1</text:p>
          </table:table-cell>
          <table:table-cell office:value-type="currency" office:currency="GBP" office:value="9.2">
            <text:p>£9.20</text:p>
          </table:table-cell>
          <table:table-cell/>
          <table:table-cell table:style-name="ce4" table:formula="of:=IF(AND([.B3] &lt;&gt; &quot;&quot;; [.C3] &lt;&gt; &quot;&quot;; [.D3] &lt;&gt; &quot;&quot;); [.D3] / [.C3] * [.B3]; &quot;&quot;)" office:value-type="currency" office:currency="GBP" office:value="9.2">
            <text:p>£9.20</text:p>
          </table:table-cell>
          <table:table-cell table:number-columns-repeated="1018"/>
        </table:table-row>
        <table:table-row table:style-name="ro1">
          <table:table-cell office:value-type="string">
            <text:p>PCB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currency" office:currency="GBP" office:value="58.09">
            <text:p>£58.09</text:p>
          </table:table-cell>
          <table:table-cell/>
          <table:table-cell table:style-name="ce4" table:formula="of:=IF(AND([.B4] &lt;&gt; &quot;&quot;; [.C4] &lt;&gt; &quot;&quot;; [.D4] &lt;&gt; &quot;&quot;); [.D4] / [.C4] * [.B4]; &quot;&quot;)" office:value-type="currency" office:currency="GBP" office:value="29.045">
            <text:p>£29.05</text:p>
          </table:table-cell>
          <table:table-cell table:number-columns-repeated="1018"/>
        </table:table-row>
        <table:table-row table:style-name="ro1">
          <table:table-cell/>
          <table:table-cell table:number-columns-repeated="3"/>
          <table:table-cell/>
          <table:table-cell table:style-name="ce4" table:formula="of:=IF(AND([.B5] &lt;&gt; &quot;&quot;; [.C5] &lt;&gt; &quot;&quot;; [.D5] &lt;&gt; &quot;&quot;); [.D5] / [.C5] * [.B5]; &quot;&quot;)">
            <text:p/>
          </table:table-cell>
          <table:table-cell table:number-columns-repeated="1018"/>
        </table:table-row>
        <table:table-row table:style-name="ro1">
          <table:table-cell/>
          <table:table-cell table:number-columns-repeated="3"/>
          <table:table-cell/>
          <table:table-cell table:style-name="ce4" table:formula="of:=IF(AND([.B6] &lt;&gt; &quot;&quot;; [.C6] &lt;&gt; &quot;&quot;; [.D6] &lt;&gt; &quot;&quot;); [.D6] / [.C6] * [.B6]; &quot;&quot;)">
            <text:p/>
          </table:table-cell>
          <table:table-cell table:number-columns-repeated="1018"/>
        </table:table-row>
        <table:table-row table:style-name="ro1">
          <table:table-cell/>
          <table:table-cell table:number-columns-repeated="3"/>
          <table:table-cell/>
          <table:table-cell table:style-name="ce4" table:formula="of:=IF(AND([.B7] &lt;&gt; &quot;&quot;; [.C7] &lt;&gt; &quot;&quot;; [.D7] &lt;&gt; &quot;&quot;); [.D7] / [.C7] * [.B7]; &quot;&quot;)">
            <text:p/>
          </table:table-cell>
          <table:table-cell table:number-columns-repeated="1018"/>
        </table:table-row>
        <table:table-row table:style-name="ro1">
          <table:table-cell/>
          <table:table-cell table:number-columns-repeated="3"/>
          <table:table-cell/>
          <table:table-cell table:style-name="ce4" table:formula="of:=IF(AND([.B8] &lt;&gt; &quot;&quot;; [.C8] &lt;&gt; &quot;&quot;; [.D8] &lt;&gt; &quot;&quot;); [.D8] / [.C8] * [.B8]; &quot;&quot;)">
            <text:p/>
          </table:table-cell>
          <table:table-cell table:number-columns-repeated="1018"/>
        </table:table-row>
        <table:table-row table:style-name="ro1">
          <table:table-cell/>
          <table:table-cell table:number-columns-repeated="3"/>
          <table:table-cell/>
          <table:table-cell table:style-name="ce4" table:formula="of:=IF(AND([.B9] &lt;&gt; &quot;&quot;; [.C9] &lt;&gt; &quot;&quot;; [.D9] &lt;&gt; &quot;&quot;); [.D9] / [.C9] * [.B9]; &quot;&quot;)">
            <text:p/>
          </table:table-cell>
          <table:table-cell table:number-columns-repeated="1018"/>
        </table:table-row>
        <table:table-row table:style-name="ro1">
          <table:table-cell/>
          <table:table-cell table:number-columns-repeated="3"/>
          <table:table-cell/>
          <table:table-cell table:style-name="ce4" table:formula="of:=IF(AND([.B10] &lt;&gt; &quot;&quot;; [.C10] &lt;&gt; &quot;&quot;; [.D10] &lt;&gt; &quot;&quot;); [.D10] / [.C10] * [.B10]; &quot;&quot;)">
            <text:p/>
          </table:table-cell>
          <table:table-cell table:number-columns-repeated="1018"/>
        </table:table-row>
        <table:table-row table:style-name="ro1">
          <table:table-cell/>
          <table:table-cell table:number-columns-repeated="3"/>
          <table:table-cell/>
          <table:table-cell table:style-name="ce4" table:formula="of:=IF(AND([.B11] &lt;&gt; &quot;&quot;; [.C11] &lt;&gt; &quot;&quot;; [.D11] &lt;&gt; &quot;&quot;); [.D11] / [.C11] * [.B11]; &quot;&quot;)">
            <text:p/>
          </table:table-cell>
          <table:table-cell table:number-columns-repeated="1018"/>
        </table:table-row>
        <table:table-row table:style-name="ro1">
          <table:table-cell/>
          <table:table-cell table:number-columns-repeated="3"/>
          <table:table-cell/>
          <table:table-cell table:style-name="ce4" table:formula="of:=IF(AND([.B12] &lt;&gt; &quot;&quot;; [.C12] &lt;&gt; &quot;&quot;; [.D12] &lt;&gt; &quot;&quot;); [.D12] / [.C12] * [.B12]; &quot;&quot;)">
            <text:p/>
          </table:table-cell>
          <table:table-cell table:number-columns-repeated="1018"/>
        </table:table-row>
        <table:table-row table:style-name="ro1">
          <table:table-cell/>
          <table:table-cell table:number-columns-repeated="3"/>
          <table:table-cell/>
          <table:table-cell table:style-name="ce4" table:formula="of:=IF(AND([.B13] &lt;&gt; &quot;&quot;; [.C13] &lt;&gt; &quot;&quot;; [.D13] &lt;&gt; &quot;&quot;); [.D13] / [.C13] * [.B13]; &quot;&quot;)">
            <text:p/>
          </table:table-cell>
          <table:table-cell table:number-columns-repeated="1018"/>
        </table:table-row>
        <table:table-row table:style-name="ro1">
          <table:table-cell/>
          <table:table-cell table:number-columns-repeated="3"/>
          <table:table-cell/>
          <table:table-cell table:style-name="ce4" table:formula="of:=IF(AND([.B14] &lt;&gt; &quot;&quot;; [.C14] &lt;&gt; &quot;&quot;; [.D14] &lt;&gt; &quot;&quot;); [.D14] / [.C14] * [.B14]; &quot;&quot;)">
            <text:p/>
          </table:table-cell>
          <table:table-cell table:number-columns-repeated="1018"/>
        </table:table-row>
        <table:table-row table:style-name="ro1">
          <table:table-cell/>
          <table:table-cell table:number-columns-repeated="3"/>
          <table:table-cell/>
          <table:table-cell table:style-name="ce4" table:formula="of:=IF(AND([.B15] &lt;&gt; &quot;&quot;; [.C15] &lt;&gt; &quot;&quot;; [.D15] &lt;&gt; &quot;&quot;); [.D15] / [.C15] * [.B15]; &quot;&quot;)">
            <text:p/>
          </table:table-cell>
          <table:table-cell table:number-columns-repeated="1018"/>
        </table:table-row>
        <table:table-row table:style-name="ro1">
          <table:table-cell/>
          <table:table-cell table:number-columns-repeated="3"/>
          <table:table-cell/>
          <table:table-cell table:style-name="ce4" table:formula="of:=IF(AND([.B16] &lt;&gt; &quot;&quot;; [.C16] &lt;&gt; &quot;&quot;; [.D16] &lt;&gt; &quot;&quot;); [.D16] / [.C16] * [.B16]; &quot;&quot;)">
            <text:p/>
          </table:table-cell>
          <table:table-cell table:number-columns-repeated="1018"/>
        </table:table-row>
        <table:table-row table:style-name="ro1">
          <table:table-cell/>
          <table:table-cell table:number-columns-repeated="3"/>
          <table:table-cell/>
          <table:table-cell table:style-name="ce4" table:formula="of:=IF(AND([.B17] &lt;&gt; &quot;&quot;; [.C17] &lt;&gt; &quot;&quot;; [.D17] &lt;&gt; &quot;&quot;); [.D17] / [.C17] * [.B17]; &quot;&quot;)">
            <text:p/>
          </table:table-cell>
          <table:table-cell table:number-columns-repeated="1018"/>
        </table:table-row>
        <table:table-row table:style-name="ro1">
          <table:table-cell/>
          <table:table-cell table:number-columns-repeated="3"/>
          <table:table-cell/>
          <table:table-cell table:style-name="ce4" table:formula="of:=IF(AND([.B18] &lt;&gt; &quot;&quot;; [.C18] &lt;&gt; &quot;&quot;; [.D18] &lt;&gt; &quot;&quot;); [.D18] / [.C18] * [.B18]; &quot;&quot;)">
            <text:p/>
          </table:table-cell>
          <table:table-cell table:number-columns-repeated="1018"/>
        </table:table-row>
        <table:table-row table:style-name="ro1">
          <table:table-cell/>
          <table:table-cell table:number-columns-repeated="3"/>
          <table:table-cell/>
          <table:table-cell table:style-name="ce4" table:formula="of:=IF(AND([.B19] &lt;&gt; &quot;&quot;; [.C19] &lt;&gt; &quot;&quot;; [.D19] &lt;&gt; &quot;&quot;); [.D19] / [.C19] * [.B19]; &quot;&quot;)">
            <text:p/>
          </table:table-cell>
          <table:table-cell table:number-columns-repeated="1018"/>
        </table:table-row>
        <table:table-row table:style-name="ro1">
          <table:table-cell/>
          <table:table-cell table:number-columns-repeated="3"/>
          <table:table-cell/>
          <table:table-cell table:style-name="ce4" table:formula="of:=IF(AND([.B20] &lt;&gt; &quot;&quot;; [.C20] &lt;&gt; &quot;&quot;; [.D20] &lt;&gt; &quot;&quot;); [.D20] / [.C20] * [.B20]; &quot;&quot;)">
            <text:p/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" table:formula="of:=SUM([.D2:.D20])" office:value-type="currency" office:currency="GBP" office:value="76.83">
            <text:p>£76.83</text:p>
          </table:table-cell>
          <table:table-cell/>
          <table:table-cell table:style-name="ce4" table:formula="of:=SUM([.F2:.F20])" office:value-type="currency" office:currency="GBP" office:value="43.015">
            <text:p>£43.02</text:p>
          </table:table-cell>
          <table:table-cell table:number-columns-repeated="1018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4">24/09/2016</text:date>, <text:time>19:03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te Restall</meta:initial-creator>
    <meta:creation-date>2016-07-01T12:25:29</meta:creation-date>
    <dc:date>2016-09-24T19:03:25</dc:date>
    <dc:creator>Pete Restall</dc:creator>
    <meta:editing-duration>PT29M2S</meta:editing-duration>
    <meta:editing-cycles>7</meta:editing-cycles>
    <meta:generator>OpenOffice.org/3.3$Unix OpenOffice.org_project/330m20$Build-9567</meta:generator>
    <meta:document-statistic meta:table-count="3" meta:cell-count="86" meta:object-count="0"/>
  </office:meta>
</office:document-meta>
</file>